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5.433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s Favorables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Algo</text:p>
          </table:table-cell>
          <table:table-cell table:style-name="ce1" office:value-type="string" calcext:value-type="string">
            <text:p>Temps d’exécution</text:p>
          </table:table-cell>
          <table:table-cell table:style-name="ce1" office:value-type="string" calcext:value-type="string">
            <text:p>Nombres de Comparaisons</text:p>
          </table:table-cell>
          <table:table-cell table:style-name="ce1" office:value-type="string" calcext:value-type="string">
            <text:p>Nombres de Permutations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ri à bulle 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à bulle Dé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Shaker Croissa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ri Shaker Décroissa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à Peigne Croissan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i à Peigne Décroiss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Rapide Croissan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Rapide Décroissant</text:p>
          </table:table-cell>
          <table:table-cell table:number-columns-repeated="10"/>
        </table:table-row>
        <table:table-row table:style-name="ro6">
          <table:table-cell/>
          <table:table-cell table:style-name="ce1" table:number-columns-repeated="7"/>
          <table:table-cell table:number-columns-repeated="3"/>
        </table:table-row>
      </table:table>
      <table:table table:name="Cas Défavorables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Algo</text:p>
          </table:table-cell>
          <table:table-cell table:style-name="ce1" office:value-type="string" calcext:value-type="string">
            <text:p>Temps d’exécution</text:p>
            <text:p><text:span text:style-name="T1">(en secondes)</text:span></text:p>
          </table:table-cell>
          <table:table-cell table:style-name="ce1" office:value-type="string" calcext:value-type="string">
            <text:p>Nombres de Comparaisons</text:p>
          </table:table-cell>
          <table:table-cell table:style-name="ce1" office:value-type="string" calcext:value-type="string">
            <text:p>Nombres de Permutations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ri à bulle Croissant</text:p>
          </table:table-cell>
          <table:table-cell table:formula="of:=(4.727+4.64+2.55+3.364+3.231)/5" office:value-type="float" office:value="3.7024" calcext:value-type="float">
            <text:p>3,7024</text:p>
          </table:table-cell>
          <table:table-cell table:formula="of:=(12497500+12497500+12497500+12497500+12497500)/5" office:value-type="float" office:value="12497500" calcext:value-type="float">
            <text:p>12497500</text:p>
          </table:table-cell>
          <table:table-cell table:formula="of:=(6236311+6292760+6203761+6219162+6323452)/5" office:value-type="float" office:value="6255089.2" calcext:value-type="float">
            <text:p>6255089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 à bulle Décroissant</text:p>
          </table:table-cell>
          <table:table-cell table:formula="of:=(4.167+3.259+3.101+2.725+3.362)/5" office:value-type="float" office:value="3.3228" calcext:value-type="float">
            <text:p>3,3228</text:p>
          </table:table-cell>
          <table:table-cell table:formula="of:=(12497500+12497500+12497500+12497500+12497500)/5" office:value-type="float" office:value="12497500" calcext:value-type="float">
            <text:p>12497500</text:p>
          </table:table-cell>
          <table:table-cell table:formula="of:=(6144959+6169284+6082578+6203605+6256562)/5" office:value-type="float" office:value="6171397.6" calcext:value-type="float">
            <text:p>6171397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 Shaker Croissant</text:p>
          </table:table-cell>
          <table:table-cell table:formula="of:=(4.044+8.868+2.86+3.696+4.782)/5" office:value-type="float" office:value="4.85" calcext:value-type="float">
            <text:p>4,85</text:p>
          </table:table-cell>
          <table:table-cell table:formula="of:=(12534984+12644940+12984804+12834864+12524988)/5" office:value-type="float" office:value="12704916" calcext:value-type="float">
            <text:p>12704916</text:p>
          </table:table-cell>
          <table:table-cell table:formula="of:=(6228080+6246304+6273206+6217964+6179047)/5" office:value-type="float" office:value="6228920.2" calcext:value-type="float">
            <text:p>6228920,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ri Shaker Décroissant</text:p>
          </table:table-cell>
          <table:table-cell table:formula="of:=(4.371+2.521+3.82+3.731+2.55)/5" office:value-type="float" office:value="3.3986" calcext:value-type="float">
            <text:p>3,3986</text:p>
          </table:table-cell>
          <table:table-cell table:formula="of:=(12345060+12714912+12864852+12754896+12524988)/5" office:value-type="float" office:value="12640941.6" calcext:value-type="float">
            <text:p>12640941,6</text:p>
          </table:table-cell>
          <table:table-cell table:formula="of:=(6113579+6190301+6175723+6180127+6174554)/5" office:value-type="float" office:value="6166856.8" calcext:value-type="float">
            <text:p>6166856,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ri à Peigne Croissant</text:p>
          </table:table-cell>
          <table:table-cell table:formula="of:=(5.149+8.304+3.055+3.529+3.573)/5" office:value-type="float" office:value="4.722" calcext:value-type="float">
            <text:p>4,722</text:p>
          </table:table-cell>
          <table:table-cell table:formula="of:=(18572512+17247512+17962512+16252512+18742512)/5" office:value-type="float" office:value="17755512" calcext:value-type="float">
            <text:p>17755512</text:p>
          </table:table-cell>
          <table:table-cell table:formula="of:=(1801003+1858464+1823099+1775575+1822523)/5" office:value-type="float" office:value="1816132.8" calcext:value-type="float">
            <text:p>1816132,8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Tri à Peigne Décroissant</text:p>
          </table:table-cell>
          <table:table-cell table:formula="of:=(5.843+6.943+4.621+3.006+3.136)/5" office:value-type="float" office:value="4.7098" calcext:value-type="float">
            <text:p>4,7098</text:p>
          </table:table-cell>
          <table:table-cell table:formula="of:=(16702512+17957512+16707512+16562512+18777512)/5" office:value-type="float" office:value="17341512" calcext:value-type="float">
            <text:p>17341512</text:p>
          </table:table-cell>
          <table:table-cell table:formula="of:=(1828838+1773234+1781264+1753680+1878471)/5" office:value-type="float" office:value="1803097.4" calcext:value-type="float">
            <text:p>1803097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 Rapide Croissant</text:p>
          </table:table-cell>
          <table:table-cell table:formula="of:=(4.839+2.926+4.662+4.005+4.516)/5" office:value-type="float" office:value="4.1896" calcext:value-type="float">
            <text:p>4,1896</text:p>
          </table:table-cell>
          <table:table-cell table:formula="of:=(181843+173667+173818+173466+177020)/5" office:value-type="float" office:value="175962.8" calcext:value-type="float">
            <text:p>175962,8</text:p>
          </table:table-cell>
          <table:table-cell table:formula="of:=(28583+21139+21105+22488+23110)/5" office:value-type="float" office:value="23285" calcext:value-type="float">
            <text:p>2328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ri Rapide Décroissant</text:p>
          </table:table-cell>
          <table:table-cell table:formula="of:=(3.259+2.702+3.866+2.974+2.989)/5" office:value-type="float" office:value="3.158" calcext:value-type="float">
            <text:p>3,158</text:p>
          </table:table-cell>
          <table:table-cell table:formula="of:=(175177+172807+175227+173222+176433)/5" office:value-type="float" office:value="174573.2" calcext:value-type="float">
            <text:p>174573,2</text:p>
          </table:table-cell>
          <table:table-cell table:formula="of:=(25461+25764+28432+25515+26046)/5" office:value-type="float" office:value="26243.6" calcext:value-type="float">
            <text:p>26243,6</text:p>
          </table:table-cell>
          <table:table-cell table:number-columns-repeated="7"/>
        </table:table-row>
        <table:table-row table:style-name="ro6">
          <table:table-cell/>
          <table:table-cell table:style-name="ce1" table:number-columns-repeated="7"/>
          <table:table-cell table:number-columns-repeated="3"/>
        </table:table-row>
      </table:table>
      <table:table table:name="Cas Moyens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Algo</text:p>
          </table:table-cell>
          <table:table-cell table:style-name="ce1" office:value-type="string" calcext:value-type="string">
            <text:p>Temps d’exécution</text:p>
          </table:table-cell>
          <table:table-cell table:style-name="ce1" office:value-type="string" calcext:value-type="string">
            <text:p>Nombres de Comparaisons</text:p>
          </table:table-cell>
          <table:table-cell table:style-name="ce1" office:value-type="string" calcext:value-type="string">
            <text:p>Nombres de Permutations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ri à bulle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Shaker 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ri à Peig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 Rapide </text:p>
          </table:table-cell>
          <table:table-cell table:number-columns-repeated="10"/>
        </table:table-row>
        <table:table-row table:style-name="ro6">
          <table:table-cell/>
          <table:table-cell table:style-name="ce1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0:59:21.9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09:20:50.210000000</meta:creation-date>
    <dc:date>2022-01-09T11:57:58.071000000</dc:date>
    <meta:editing-duration>PT25M55S</meta:editing-duration>
    <meta:editing-cycles>6</meta:editing-cycles>
    <meta:generator>LibreOffice/7.2.4.1$Windows_X86_64 LibreOffice_project/27d75539669ac387bb498e35313b970b7fe9c4f9</meta:generator>
    <dc:creator>Lowell</dc:creator>
    <meta:document-statistic meta:table-count="3" meta:cell-count="56" meta:object-count="0"/>
  </office:meta>
</office:document-meta>
</file>